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d37" officeooo:paragraph-rsid="00007d37"/>
    </style:style>
    <style:style style:name="P2" style:family="paragraph" style:parent-style-name="Standard">
      <style:text-properties officeooo:rsid="000186b8" officeooo:paragraph-rsid="000186b8"/>
    </style:style>
    <style:style style:name="P3" style:family="paragraph" style:parent-style-name="Standard">
      <style:text-properties officeooo:rsid="000369cd" officeooo:paragraph-rsid="000369cd"/>
    </style:style>
    <style:style style:name="P4" style:family="paragraph" style:parent-style-name="Standard">
      <style:text-properties officeooo:rsid="0003712b" officeooo:paragraph-rsid="0003712b"/>
    </style:style>
    <style:style style:name="P5" style:family="paragraph" style:parent-style-name="Standard">
      <style:paragraph-properties fo:text-align="center" style:justify-single-word="false"/>
      <style:text-properties officeooo:rsid="00075836" officeooo:paragraph-rsid="00075836"/>
    </style:style>
    <style:style style:name="P6" style:family="paragraph" style:parent-style-name="Standard">
      <style:paragraph-properties fo:text-align="justify" style:justify-single-word="false"/>
      <style:text-properties officeooo:rsid="00075836" officeooo:paragraph-rsid="00075836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75836" officeooo:paragraph-rsid="0007583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9270a" officeooo:paragraph-rsid="0009270a"/>
    </style:style>
    <style:style style:name="P9" style:family="paragraph" style:parent-style-name="Standard">
      <style:paragraph-properties fo:text-align="justify" style:justify-single-word="false"/>
      <style:text-properties officeooo:rsid="000a66fb" officeooo:paragraph-rsid="000a66fb"/>
    </style:style>
    <style:style style:name="P10" style:family="paragraph" style:parent-style-name="Standard">
      <style:paragraph-properties fo:text-align="justify" style:justify-single-word="false"/>
      <style:text-properties officeooo:rsid="000bdc4e" officeooo:paragraph-rsid="000bdc4e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0e647f" officeooo:paragraph-rsid="000e647f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08d3b" officeooo:paragraph-rsid="00108d3b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08d3b" officeooo:paragraph-rsid="00108d3b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204f0" officeooo:paragraph-rsid="001204f0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2ef3b" officeooo:paragraph-rsid="0012ef3b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37e43" officeooo:paragraph-rsid="00137e43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5b1cc" officeooo:paragraph-rsid="0015b1cc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db5ed" officeooo:paragraph-rsid="000db5ed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db5ed" officeooo:paragraph-rsid="000db5ed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officeooo:rsid="000e647f" officeooo:paragraph-rsid="000e647f"/>
    </style:style>
    <style:style style:name="P22" style:family="paragraph" style:parent-style-name="Standard" style:list-style-name="L1">
      <style:text-properties officeooo:rsid="000186b8" officeooo:paragraph-rsid="000186b8"/>
    </style:style>
    <style:style style:name="P23" style:family="paragraph" style:parent-style-name="Standard" style:list-style-name="L1">
      <style:text-properties officeooo:rsid="0001ef4f" officeooo:paragraph-rsid="0001ef4f"/>
    </style:style>
    <style:style style:name="P24" style:family="paragraph" style:parent-style-name="Standard" style:list-style-name="L1">
      <style:text-properties officeooo:rsid="000369cd" officeooo:paragraph-rsid="000369cd"/>
    </style:style>
    <style:style style:name="P25" style:family="paragraph" style:parent-style-name="Standard" style:list-style-name="L2">
      <style:text-properties officeooo:rsid="0003712b" officeooo:paragraph-rsid="0003712b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0a66fb" officeooo:paragraph-rsid="000a66fb"/>
    </style:style>
    <style:style style:name="P2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2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29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2ef3b" officeooo:paragraph-rsid="0012ef3b"/>
    </style:style>
    <style:style style:name="P3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3284c" officeooo:paragraph-rsid="0013284c"/>
    </style:style>
    <style:style style:name="P3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37e43" officeooo:paragraph-rsid="00137e43"/>
    </style:style>
    <style:style style:name="T1" style:family="text">
      <style:text-properties officeooo:rsid="0004b419"/>
    </style:style>
    <style:style style:name="T2" style:family="text">
      <style:text-properties officeooo:rsid="0006a54f"/>
    </style:style>
    <style:style style:name="T3" style:family="text">
      <style:text-properties officeooo:rsid="0009270a"/>
    </style:style>
    <style:style style:name="T4" style:family="text">
      <style:text-properties officeooo:rsid="000b1d37"/>
    </style:style>
    <style:style style:name="T5" style:family="text">
      <style:text-properties officeooo:rsid="000e0937"/>
    </style:style>
    <style:style style:name="T6" style:family="text">
      <style:text-properties officeooo:rsid="000ebc42"/>
    </style:style>
    <style:style style:name="T7" style:family="text">
      <style:text-properties officeooo:rsid="0013284c"/>
    </style:style>
    <style:style style:name="T8" style:family="text">
      <style:text-properties officeooo:rsid="00164ca9"/>
    </style:style>
    <style:style style:name="T9" style:family="text">
      <style:text-properties officeooo:rsid="00172d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 — это наука, которая <text:span text:style-name="T9">изучает</text:span> развитие человеческого общества в процессе</text:p>
      <text:p text:style-name="P1"/>
      <text:p text:style-name="P1">История впервые зарождается в Древней Греции.</text:p>
      <text:p text:style-name="P1">Наука начинает <text:span text:style-name="T2">складываться</text:span> в 17 — 18 веках, так как наука — это систематизированное знание.</text:p>
      <text:p text:style-name="P1"/>
      <text:p text:style-name="P2">Науки бывают естественные и <text:span text:style-name="T2">гуманитарные</text:span>, технические.</text:p>
      <text:p text:style-name="P2"/>
      <text:p text:style-name="P2">С 18 по 21 век историей были открыты определенные законы развития человеческого общества.</text:p>
      <text:p text:style-name="P2"/>
      <text:list xml:id="list6037752250554403222" text:style-name="L1">
        <text:list-item>
          <text:p text:style-name="P22">Все человечество <text:span text:style-name="T9">проходит</text:span> один путь человеческого развития от <text:span text:style-name="T9">низших</text:span> форм к высшим</text:p>
        </text:list-item>
        <text:list-item>
          <text:p text:style-name="P22">В зависимости от климатических, географических и тд особенностей не все народы мира прошли по одному пути развития</text:p>
        </text:list-item>
        <text:list-item>
          <text:p text:style-name="P22">Этапы: первобытно-общинный строй, рабовладение, феодализм, <text:span text:style-name="T9">капитализм</text:span>, социализм, глобальное <text:span text:style-name="T9">информационное</text:span> <text:span text:style-name="T9">общество.</text:span></text:p>
        </text:list-item>
      </text:list>
      <text:p text:style-name="P2"/>
      <text:list xml:id="list225255705742036" text:continue-numbering="true" text:style-name="L1">
        <text:list-header>
          <text:p text:style-name="P23">История наука субъективная.</text:p>
        </text:list-header>
        <text:list-item>
          <text:p text:style-name="P24">Любое историческое явление должно быть оценено в конкретной исторической ситуации.</text:p>
        </text:list-item>
        <text:list-item>
          <text:p text:style-name="P24">Чтобы получить конкретное историческое знание можно сравнить с похожим историческим событием</text:p>
        </text:list-item>
        <text:list-item>
          <text:p text:style-name="P24">Историки работают с источниками: письменными, материальными, духовными.</text:p>
        </text:list-item>
      </text:list>
      <text:p text:style-name="P3"/>
      <text:p text:style-name="P4">Особенности истории</text:p>
      <text:list xml:id="list4850760477912244104" text:style-name="L2">
        <text:list-item>
          <text:p text:style-name="P25">Особенность исторической науки — невозможность повторить опыт</text:p>
        </text:list-item>
        <text:list-item>
          <text:p text:style-name="P25">Длительность исторических процессов.</text:p>
        </text:list-item>
        <text:list-item>
          <text:p text:style-name="P25">Любая власть будет использовать историю для оправдания с<text:span text:style-name="T1">во</text:span>его существования.</text:p>
        </text:list-item>
      </text:list>
      <text:p text:style-name="P4"/>
      <text:p text:style-name="P5">Этапы развития исторического общества</text:p>
      <text:p text:style-name="P5">Первобытное общество</text:p>
      <text:p text:style-name="P6">От охоты и собирательства к сельскому хозяйству и ремеслу</text:p>
      <text:p text:style-name="P6">От язычества <text:s/>до анимизма </text:p>
      <text:p text:style-name="P6">От обезьяны до человека</text:p>
      <text:p text:style-name="P6"/>
      <text:p text:style-name="P6">В племени выделяется родовая аристократия — волхвы (служители языческих культов), старейшины, князь и его дружина. </text:p>
      <text:p text:style-name="P6"/>
      <text:p text:style-name="P6"/>
      <text:p text:style-name="P6"/>
      <text:p text:style-name="P7">Восточнославянские земли в период раннего Средневековья</text:p>
      <text:p text:style-name="P6">Средние века — период между 5 веком нашей эры и до 16, 17, 18 столетием, <text:span text:style-name="T3">в науке называется феодализмом.</text:span></text:p>
      <text:p text:style-name="P8">В ос<text:span text:style-name="T9">н</text:span>ове феодального общества лежит сельское хозяйство.</text:p>
      <text:p text:style-name="P8"/>
      <text:p text:style-name="P8">В экономике — феодализм — замкнутое сельское хозяйство. Ремесло отделилось в города. Получает развитие торговля. </text:p>
      <text:p text:style-name="P8"/>
      <text:p text:style-name="P8"/>
      <text:p text:style-name="P8">Выделяются сословия: </text:p>
      <text:list xml:id="list8785209102036585221" text:style-name="L3">
        <text:list-item>
          <text:p text:style-name="P26"><text:soft-page-break/>Землевладельцы (Бояре — полное владение землей, <text:span text:style-name="T3">Помещики — условное частное владение землей</text:span>)</text:p>
        </text:list-item>
        <text:list-item>
          <text:p text:style-name="P26">Духовенство (церковь)</text:p>
        </text:list-item>
        <text:list-item>
          <text:p text:style-name="P26">Горожане (город находится в юрисдикции феодала)</text:p>
        </text:list-item>
        <text:list-item>
          <text:p text:style-name="P26">Крестьяне (содержат весь огромный аппарат, находятся в юрисдикции феодала, платят феодальную ренту (оброк, барщина). <text:span text:style-name="T4">Невыгодно, чтобы крестьяне уходили, поэтому права крестьян всегда уменьшались, пока не стали похожи на рабовладение (крепостное право))</text:span></text:p>
        </text:list-item>
      </text:list>
      <text:p text:style-name="P9"/>
      <text:p text:style-name="P10">Замкнутость сословной структуры — невозможность поменять свое сословие.</text:p>
      <text:p text:style-name="P10"/>
      <text:p text:style-name="P19">Культура — <text:span text:style-name="T5">христианство</text:span>, весь духовный мир человека определяет церковь, вся культура посвящена Богу.</text:p>
      <text:p text:style-name="P20"/>
      <text:p text:style-name="P21">Этапы средневековья</text:p>
      <text:list xml:id="list6217033584336006822" text:style-name="L4">
        <text:list-item>
          <text:p text:style-name="P27">раннее — зарождение всех феодальных отношений (5 — 11 для Европы, 9 — 12 для России) </text:p>
        </text:list-item>
        <text:list-item>
          <text:p text:style-name="P27">Классическое — оперделяющими чертами являются феодальные ( 11 — 14 век для Европы, 12 — 18 век для России)</text:p>
        </text:list-item>
        <text:list-item>
          <text:p text:style-name="P27">Позднее — зарождение и складывание черт буржуазного общества ( 14 — 16 век для Европы, 18 — 20 век)</text:p>
        </text:list-item>
      </text:list>
      <text:p text:style-name="P11"/>
      <text:p text:style-name="P12">Предпосылки складывания государства</text:p>
      <text:list xml:id="list8425668448382477523" text:style-name="L5">
        <text:list-item>
          <text:p text:style-name="P28">Экономические — разделение труда, появление частной собственности</text:p>
        </text:list-item>
        <text:list-item>
          <text:p text:style-name="P28">Социальные — зарожде<text:span text:style-name="T6">ни</text:span>е социального неравенства</text:p>
        </text:list-item>
        <text:list-item>
          <text:p text:style-name="P28">Политические — появление союзных племен</text:p>
        </text:list-item>
      </text:list>
      <text:p text:style-name="P11"/>
      <text:p text:style-name="P13">Особенности складывания раннефеодальных государств</text:p>
      <text:p text:style-name="P14">Синтез варварства и античности позволил очень быстро выстроить государства</text:p>
      <text:p text:style-name="P14">В Европе земля была крайне плодородна, что благоприятно сказывалось на ее развитии</text:p>
      <text:p text:style-name="P15">Европа очень быстро приходит к индивидуальному труду</text:p>
      <text:p text:style-name="P15"/>
      <text:p text:style-name="P16">Этапы складывания Древнерусского государства</text:p>
      <text:list xml:id="list3468926861229913515" text:style-name="L6">
        <text:list-item>
          <text:p text:style-name="P29">9 — 10 в Рюрик, Олег, Игорь, Ольга, Святослав. Присоединение территории, появление первых политических институтов, даннические отношение<text:span text:style-name="T7">\</text:span></text:p>
        </text:list-item>
        <text:list-item>
          <text:p text:style-name="P30">Середина 10 — конец 11 века <text:s/>Владимир, Ярослав, Ярославичи. Расцвет государства, охрана государственных границ, крещение Руси, рост городов, расцвет культуры, правда Ярослава, правда Ярославичей, зарождение неполноправности.</text:p>
        </text:list-item>
        <text:list-item>
          <text:p text:style-name="P31">Конец 11 — начало 12 века Владимир Мономах, Мстислав. Нарастание центробежных тенденций, крестовые походы в степь, Устав, последний этап единства Руси.</text:p>
        </text:list-item>
      </text:list>
      <text:p text:style-name="P17"/>
      <text:p text:style-name="P18">Закуп — человек, который брал кубу в долг и за эту кубу работал пока <text:span text:style-name="T8">не отдаст долг.</text:span></text:p>
      <text:p text:style-name="P1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27:15.967365703</meta:creation-date>
    <dc:date>2018-02-26T22:52:55.051819833</dc:date>
    <meta:editing-duration>PT1H23M13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489" meta:character-count="3767" meta:non-whitespace-character-count="3316"/>
  </office:meta>
</office:document-meta>
</file>